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atin Modern Mono Light'" style:font-family-asian="'Latin Modern Mono Light'" style:font-family-complex="'Latin Modern Mono Light'" fo:background-color="transparent" fo:color="#000000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'Latin Modern Mono Light'" style:font-family-asian="'Latin Modern Mono Light'" style:font-family-complex="'Latin Modern Mono Light'" fo:background-color="transparent" fo:color="#000000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Latin Modern Mono Light'" style:font-family-asian="'Latin Modern Mono Light'" style:font-family-complex="'Latin Modern Mono Light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atin Modern Mono Light'" style:font-family-asian="'Latin Modern Mono Light'" style:font-family-complex="'Latin Modern Mono Light'" fo:background-color="transparent" fo:color="#000000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'Latin Modern Mono Light'" style:font-family-asian="'Latin Modern Mono Light'" style:font-family-complex="'Latin Modern Mono Light'" fo:background-color="transparent" fo:color="#000000"/>
    </style:style>
    <style:style style:name="T7" style:family="text">
      <style:text-properties fo:font-size="12.00pt" fo:font-weight="bold" style:text-underline-mode="continuous" style:text-underline-type="single" style:text-underline-style="solid" style:text-underline-width="normal" fo:font-family="'Latin Modern Mono Light'" style:font-family-asian="'Latin Modern Mono Light'" style:font-family-complex="'Latin Modern Mono Light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atin Modern Mono Light'" style:font-family-asian="'Latin Modern Mono Light'" style:font-family-complex="'Latin Modern Mono Light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1. Write a<text:s/></text:span><text:a xlink:href="https://www.javatpoint.com/python-find-lcm"><text:span text:style-name="T3">Python Program to Find LCM</text:span></text:a><text:span text:style-name="T4"/></text:p>
      <text:p text:style-name="P1"><text:span text:style-name="T5">2. Write a<text:s/></text:span><text:a xlink:href="https://www.javatpoint.com/python-make-simple-calculator"><text:span text:style-name="T7">Python Program to Make a Simple Calculator</text:span></text:a><text:span text:style-name="T8"/></text:p>
      <text:p text:style-name="P2"><text:span text:style-name="T9">3.Program to Merge Two Lists</text:span></text:p>
      <text:p text:style-name="P3"><text:span text:style-name="T9">4. Demonstrate the difference between list and tuple</text:span></text:p>
      <text:p text:style-name="P3"><text:span text:style-name="T9">5. Try the following on tuple</text:span></text:p>
      <text:p text:style-name="P3"><draw:frame text:anchor-type="as-char" svg:width="170.13mm" svg:height="71.44mm" style:rel-width="scale" style:rel-height="scale"><draw:object-ole xlink:href="OleObj1"/><draw:image xlink:href="ObjectReplacements/OleObj1"/></draw:frame><text:span text:style-name="T11">6. Demonstrate the following</text:span></text:p>
      <text:p text:style-name="P3"><draw:frame text:anchor-type="as-char" svg:width="170.13mm" svg:height="50.80mm" style:rel-width="scale" style:rel-height="scale"><draw:object-ole xlink:href="OleObj2"/><draw:image xlink:href="ObjectReplacements/OleObj2"/></draw:frame><text:span text:style-name="T12"/></text:p>
      <text:p text:style-name="P4"><text:span text:style-name="T13">7. Demonstrate the following on dictionary</text:span></text:p>
      <text:p text:style-name="P4"><text:span text:style-name="T13">8. Perform positive indexing, slicing, negative indexing on lists</text:span></text:p>
      <text:p text:style-name="P4"><draw:frame text:anchor-type="as-char" svg:width="170.13mm" svg:height="113.77mm" style:rel-width="scale" style:rel-height="scale"><draw:object-ole xlink:href="OleObj3"/><draw:image xlink:href="ObjectReplacements/OleObj3"/></draw:frame><text:span text:style-name="T14"/></text:p>
      <text:p text:style-name="P4"><text:span text:style-name="T14">9.Program to find the second largest and second smallest in one-dimensional array.</text:span></text:p>
      <text:p text:style-name="P4"><text:span text:style-name="T14">10.Accept a number and display if it is odd or even. (use only one if block without</text:span></text:p>
      <text:p text:style-name="P4"><text:span text:style-name="T14">else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